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Global User Interface" svg:font-family="'Global User Interfac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lobal User Interface1" svg:font-family="'Global User Interfac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indent="0cm" style:auto-text-indent="false"/>
      <style:text-properties fo:font-size="16pt" style:font-size-asian="16pt" style:font-size-complex="16pt"/>
    </style:style>
    <style:style style:name="T1" style:family="text">
      <style:text-properties fo:font-size="13.5pt" style:font-size-asian="13.5pt"/>
    </style:style>
    <style:style style:name="T2" style:family="text">
      <style:text-properties fo:font-size="13.5pt" fo:font-weight="bold" style:font-size-asian="13.5pt" style:font-weight-asian="bold"/>
    </style:style>
    <style:style style:name="T3" style:family="text">
      <style:text-properties fo:color="#000000" fo:font-size="13.5pt" fo:language="es" fo:country="AR" style:font-size-asian="13.5pt"/>
    </style:style>
    <style:style style:name="T4" style:family="text">
      <style:text-properties fo:color="#000000" fo:font-size="13.5pt" fo:language="es" fo:country="AR" fo:font-weight="bold" style:font-size-asian="13.5pt" style:font-weight-asian="bold"/>
    </style:style>
    <style:style style:name="T5" style:family="text">
      <style:text-properties fo:color="#000000" fo:language="es" fo:country="AR"/>
    </style:style>
    <style:style style:name="T6" style:family="text">
      <style:text-properties fo:color="#000000" fo:language="es" fo:country="AR" fo:font-weight="bold" style:font-weight-asian="bold"/>
    </style:style>
    <style:style style:name="T7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el archivo index.html sum<text:span text:style-name="T5">e</text:span> el SEO con las siguientes características:</text:p>
      <text:p text:style-name="P1"/>
      <text:p text:style-name="P1">• <text:s text:c="3"/>Descripción: mediante la etiqueta meta name description, agregué el siguiente párrafo que explica en pocas palabras el contenido de mi sitio “<text:span text:style-name="T7">Ultimas noticias de Independiente</text:span>”</text:p>
      <text:p text:style-name="P1"/>
      <text:p text:style-name="P1">• <text:s text:c="3"/>Palabras clave: Mediante la etiqueta meta name Keywords agregué las palabras clave que acompañarán a todas las páginas de mi sitio “<text:span text:style-name="T7">Noticias, Independiente, Futbol</text:span>”</text:p>
      <text:p text:style-name="P1"/>
      <text:p text:style-name="P1">• <text:s text:c="3"/>Encabezado: Para el encabezado del h1 utilicé el texto “<text:span text:style-name="T6">Independiente</text:span>”</text:p>
      <text:p text:style-name="P1"/>
      <text:p text:style-name="P1">• <text:s text:c="3"/>Autor: Mediante la etiqueta meta Author, agregué el el nombre del auto de la página “<text:span text:style-name="T7">R</text:span><text:span text:style-name="T6">amiro Parisino</text:span>”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Global User Interface" svg:font-family="'Global User Interfac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lobal User Interface1" svg:font-family="'Global User Interfac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>
      <style:text-properties style:font-name="Global User Interface" fo:font-family="'Global User Interface'" style:font-family-generic="roman" style:font-pitch="variable" fo:language="en" fo:country="US" style:font-name-complex="Global User Interface1" style:font-family-complex="'Global User Interface'" style:font-family-generic-complex="system" style:font-pitch-complex="variable" style:language-complex="en" style:country-complex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1:01:15.185000000</meta:creation-date>
    <dc:date>2022-09-22T21:02:36.441000000</dc:date>
    <meta:editing-duration>PT1M22S</meta:editing-duration>
    <meta:editing-cycles>1</meta:editing-cycles>
    <meta:document-statistic meta:table-count="0" meta:image-count="0" meta:object-count="0" meta:page-count="1" meta:paragraph-count="5" meta:word-count="91" meta:character-count="603" meta:non-whitespace-character-count="505"/>
    <meta:generator>Neat_Office/6.2.8.2$Windows_x86 LibreOffice_project/</meta:generator>
  </office:meta>
</office:document-meta>
</file>